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tmlInputElementTag.setAccesskey( String access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InputElementTag.i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InputElementTag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InputElementTag.writeOptionalAttributes( TagWriter tagWri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HtmlInputElementTag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InputElementTag.getOnbl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InputElementTag.getOn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InputElement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InputElementTag.getAcces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InputElement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InputElementTag.getOn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InputElementTag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tmlInputElement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